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3639*"/>
    </style:style>
    <style:style style:name="Table28.B" style:family="table-column">
      <style:table-column-properties style:column-width="8.146cm" style:rel-column-width="4618*"/>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Standard" style:master-page-name="Index">
      <style:paragraph-properties style:page-number="auto"/>
    </style:style>
    <style:style style:name="P26" style:family="paragraph" style:parent-style-name="List" style:list-style-name="L15"/>
    <style:style style:name="P27" style:family="paragraph" style:parent-style-name="List" style:list-style-name="L1">
      <style:paragraph-properties fo:margin-left="2.341cm" fo:margin-right="0cm" fo:text-indent="0cm" style:auto-text-indent="false"/>
    </style:style>
    <style:style style:name="P28" style:family="paragraph" style:parent-style-name="List" style:list-style-name="L11">
      <style:paragraph-properties fo:margin-left="2.341cm" fo:margin-right="0cm" fo:text-indent="0cm" style:auto-text-indent="false"/>
    </style:style>
    <style:style style:name="P29" style:family="paragraph" style:parent-style-name="List" style:list-style-name="L15">
      <style:paragraph-properties fo:margin-left="2.341cm" fo:margin-right="0cm" fo:text-indent="0cm" style:auto-text-indent="false"/>
    </style:style>
    <style:style style:name="P30" style:family="paragraph" style:parent-style-name="Table_20_Contents" style:list-style-name="L2"/>
    <style:style style:name="P31" style:family="paragraph" style:parent-style-name="Table_20_Contents" style:list-style-name="L3"/>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list-style-name="L9"/>
    <style:style style:name="P38" style:family="paragraph" style:parent-style-name="Table_20_Contents" style:list-style-name="L10"/>
    <style:style style:name="P39" style:family="paragraph" style:parent-style-name="Table_20_Contents" style:list-style-name="L12"/>
    <style:style style:name="P40" style:family="paragraph" style:parent-style-name="Table_20_Contents" style:list-style-name="L13"/>
    <style:style style:name="P41" style:family="paragraph" style:parent-style-name="Table_20_Contents" style:list-style-name="L14"/>
    <style:style style:name="P42" style:family="paragraph" style:parent-style-name="Table_20_Contents" style:list-style-name="L16"/>
    <style:style style:name="P43" style:family="paragraph" style:parent-style-name="Table_20_Contents" style:list-style-name="L14">
      <style:text-properties fo:font-weight="normal" style:font-weight-asian="normal" style:font-weight-complex="normal"/>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Contents_20_2">
      <style:paragraph-properties>
        <style:tab-stops>
          <style:tab-stop style:position="0cm"/>
        </style:tab-stops>
      </style:paragraph-properties>
    </style:style>
    <style:style style:name="P49"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2</text:p>
      <text:p text:style-name="P13">Installation and Configuration Guide</text:p>
      <text:p text:style-name="P6"/>
      <text:p text:style-name="P25">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2 – Ma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8">Architecture <text:s text:c="2"/><text:tab/>5</text:p>
          <text:p text:style-name="P47">Chapter 3<text:tab/>System Requirements <text:s text:c="2"/><text:tab/>6</text:p>
          <text:p text:style-name="P48">Assumptions <text:s text:c="2"/><text:tab/>6</text:p>
          <text:p text:style-name="P48">Minimum Hardware Requirements <text:s text:c="2"/><text:tab/>6</text:p>
          <text:p text:style-name="P48">Operating System Requirements <text:s text:c="2"/><text:tab/>8</text:p>
          <text:p text:style-name="P47">Chapter 4<text:tab/>Installation <text:s text:c="2"/><text:tab/>9</text:p>
          <text:p text:style-name="P48">Software Downloads <text:s text:c="2"/><text:tab/>9</text:p>
          <text:p text:style-name="P48">Software Installation <text:s text:c="2"/><text:tab/>9</text:p>
          <text:p text:style-name="P47">Chapter 5<text:tab/>Configuration <text:s text:c="2"/><text:tab/>10</text:p>
          <text:p text:style-name="P48">Overview and General Preferences <text:s text:c="2"/><text:tab/>10</text:p>
          <text:p text:style-name="P48">Authentication using LDAP <text:s text:c="2"/><text:tab/>13</text:p>
          <text:p text:style-name="P48">LDAP Attributes Indexing <text:s text:c="2"/><text:tab/>15</text:p>
          <text:p text:style-name="P48">Database Configuration <text:s text:c="2"/><text:tab/>15</text:p>
          <text:p text:style-name="P48">SMTP Server Configuration <text:s text:c="2"/><text:tab/>16</text:p>
          <text:p text:style-name="P48">IMAP Server Configuration <text:s text:c="2"/><text:tab/>17</text:p>
          <text:p text:style-name="P48">Web Interface Configuration <text:s text:c="2"/><text:tab/>18</text:p>
          <text:p text:style-name="P48">SOGo Configuration Summary <text:s text:c="2"/><text:tab/>19</text:p>
          <text:p text:style-name="P48">Apache Configuration <text:s text:c="2"/><text:tab/>20</text:p>
          <text:p text:style-name="P48">Starting Services <text:s text:c="2"/><text:tab/>20</text:p>
          <text:p text:style-name="P47">Chapter 6<text:tab/>Managing User Accounts <text:s text:c="2"/><text:tab/>21</text:p>
          <text:p text:style-name="P48">Creating the SOGo Administrative Account <text:s text:c="2"/><text:tab/>21</text:p>
          <text:p text:style-name="P48">Creating a User Account <text:s text:c="2"/><text:tab/>21</text:p>
          <text:p text:style-name="P47">Chapter 7<text:tab/>Funambol <text:s text:c="2"/><text:tab/>23</text:p>
          <text:p text:style-name="P47"><text:soft-page-break/>Chapter 8<text:tab/>Using SOGo <text:s text:c="2"/><text:tab/>25</text:p>
          <text:p text:style-name="P48">SOGo Web Interface <text:s text:c="2"/><text:tab/>25</text:p>
          <text:p text:style-name="P48">Mozilla Thunderbird and Lightning <text:s text:c="2"/><text:tab/>25</text:p>
          <text:p text:style-name="P48">Funambol / Mobile Devices <text:s text:c="2"/><text:tab/>26</text:p>
          <text:p text:style-name="P48">Apple iCal 3 <text:s text:c="2"/><text:tab/>26</text:p>
          <text:p text:style-name="P47">Chapter 9<text:tab/>Additional Information <text:s text:c="2"/><text:tab/>28</text:p>
          <text:p text:style-name="P47">Chapter 10<text:tab/>Commercial Support and Contact Information <text:s text:c="2"/><text:tab/>29</text:p>
          <text:p text:style-name="P47">Chapter 11<text:tab/>GNU Free Documentation License <text:s text:c="2"/><text:tab/>30</text:p>
        </text:index-body>
      </text:table-of-content>
      <text:p text:style-name="Standard"/>
      <text:h text:style-name="P4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1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6"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487270607" text:style-name="L1">
        <text:list-header>
          <text:p text:style-name="P27">❏<text:tab/>Database server (MySQL, PostgreSQL or Oracle)</text:p>
          <text:p text:style-name="P27">❏<text:tab/>LDAP server (OpenLDAP, Novell eDirectory, Microsoft Active Directory and others)</text:p>
          <text:p text:style-name="P27">❏<text:tab/>SMTP server (Postfix, Sendmail and others)</text:p>
          <text:p text:style-name="P2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701967146" text:style-name="L2">
              <text:list-header>
                <text:p text:style-name="P30">◾ Intel or AMD CPU 1 GHz</text:p>
                <text:p text:style-name="P30">◾ 512 MB of RAM (without Funambol, 1 GB RAM otherwise)</text:p>
                <text:p text:style-name="P30">◾ 1 GB of disk space</text:p>
              </text:list-header>
            </text:list>
            <text:p text:style-name="Table_20_Contents"/>
            <text:p text:style-name="Table_20_Contents">Production</text:p>
            <text:list xml:id="list1334171159" text:style-name="L3">
              <text:list-header>
                <text:p text:style-name="P31">◾ Intel or AMD CPU 3 GHz</text:p>
              </text:list-header>
            </text:list>
            <text:list xml:id="list1037932294" text:style-name="L4">
              <text:list-header>
                <text:p text:style-name="P32">◾ 2048 MB of RAM</text:p>
              </text:list-header>
            </text:list>
            <text:list xml:id="list482989948" text:style-name="L3">
              <text:list-header>
                <text:p text:style-name="P3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165905632" text:style-name="L5">
              <text:list-header>
                <text:p text:style-name="P33">◾ Intel or AMD CPU 1.5 GHz</text:p>
              </text:list-header>
            </text:list>
            <text:list xml:id="list2028161682" text:style-name="L6">
              <text:list-header>
                <text:p text:style-name="P34">◾ 1024x768 monitor resolution</text:p>
              </text:list-header>
            </text:list>
            <text:list xml:id="list1952965498" text:style-name="L7">
              <text:list-header>
                <text:p text:style-name="P35">◾ 512 MB of RAM</text:p>
                <text:p text:style-name="P35">◾ 128 Kbps or higher network connection</text:p>
              </text:list-header>
            </text:list>
            <text:p text:style-name="Table_20_Contents"/>
            <text:p text:style-name="Table_20_Contents">Microsoft Windows</text:p>
            <text:list xml:id="list1579310153" text:style-name="L6">
              <text:list-header>
                <text:p text:style-name="P34">◾ Microsoft Windows XP SP2 or Vista</text:p>
              </text:list-header>
            </text:list>
            <text:p text:style-name="Table_20_Contents"/>
            <text:p text:style-name="Table_20_Contents">Apple Mac OS X</text:p>
            <text:list xml:id="list851085446" text:style-name="L8">
              <text:list-header>
                <text:p text:style-name="P36">◾ Apple Mac OS X 10.2 to 10.5</text:p>
                <text:p text:style-name="P36">◾ Apple Mac OS X 10.5 for iCal 3 support</text:p>
              </text:list-header>
            </text:list>
            <text:p text:style-name="Table_20_Contents"/>
            <text:p text:style-name="Table_20_Contents">Linux</text:p>
            <text:list xml:id="list1452023210" text:style-name="L9">
              <text:list-header>
                <text:p text:style-name="P3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797430917" text:style-name="L10">
              <text:list-header>
                <text:p text:style-name="P38">◾ Palm OS based devices with Synthesis SyncML Client</text:p>
                <text:p text:style-name="P38">◾ Research In Motion (RIM) BlackBerry devices with NextHaus SyncJe</text:p>
                <text:p text:style-name="P38">◾ Microsoft Windows Mobile PocketPC or SmartPhone with the Funambol client</text:p>
              </text:list-header>
            </text:list>
          </table:table-cell>
        </table:table-row>
      </table:table>
      <text:p text:style-name="Standard"/>
      <text:h text:style-name="P46" text:outline-level="2">Operating System Requirements</text:h>
      <text:p text:style-name="Standard">The following 32-bit and 64-bit operating systems are currently supported by SOGo 1.0.1 :</text:p>
      <text:list xml:id="list268980978" text:style-name="L11">
        <text:list-header>
          <text:p text:style-name="P28">❏<text:tab/>Red Hat Enterprise Linux 5.x Server</text:p>
          <text:p text:style-name="P28">❏<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MySQL, proceed with the following command :</text:p>
      <text:p text:style-name="P11">yum install sope47-gdl1-mysql</text:p>
      <text:p text:style-name="Standard">If you use Oracle Database (9i, 10g or 11g), proceed with the following command :</text:p>
      <text:p text:style-name="Code">yum install sope47-gdl1-oracle</text:p>
      <text:p text:style-name="P17"/>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957725266" text:style-name="L12">
              <text:list-header>
                <text:p text:style-name="P39">◾ YES – to use UTF-8 (recommended)</text:p>
                <text:p text:style-name="P39">◾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9">◾ YES – to use UTF-8 (recommended)</text:p>
                <text:p text:style-name="P39">◾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9">◾ YES – to use UTF-8 (recommended)</text:p>
                <text:p text:style-name="P39">◾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391611283" text:style-name="L13">
              <text:list-header>
                <text:p text:style-name="P40">◾ English</text:p>
                <text:p text:style-name="P40">◾ French</text:p>
                <text:p text:style-name="P40">◾ German</text:p>
                <text:p text:style-name="P40">◾ Italian</text:p>
                <text:p text:style-name="P40">◾ Spanish</text:p>
                <text:p text:style-name="P40">◾ Welsh</text:p>
              </text:list-header>
            </text:list>
          </table:table-cell>
        </table:table-row>
        <text:soft-page-break/>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66455212" text:style-name="L14">
              <text:list-header>
                <text:p text:style-name="P41">◾ YES – to send notifications</text:p>
                <text:p text:style-name="P41">◾ NO – to not send notifications</text:p>
                <text:p text:style-name="P41">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377430319" text:continue-numbering="true" text:style-name="L14">
              <text:list-header>
                <text:p text:style-name="P41">◾ Public</text:p>
                <text:p text:style-name="P41">◾ Confidential</text:p>
                <text:p text:style-name="P41">◾ Private</text:p>
                <text:p text:style-name="P41">And each string must end with one of those values:</text:p>
                <text:p text:style-name="P41">◾ Viewer</text:p>
                <text:p text:style-name="P41">◾ DandTViewer</text:p>
                <text:p text:style-name="P41">◾ Modifier</text:p>
                <text:p text:style-name="P41">◾ Responder</text:p>
                <text:p text:style-name="P41">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4"><text:span text:style-name="Code_20__28_inline_29_">SOGoSuperUsernames = (&lt;username1&gt;, </text:span><text:soft-page-break/><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oft-page-break/><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text:soft-page-break/>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868756599" text:style-name="L15">
        <text:list-header>
          <text:p text:style-name="P29">❏<text:tab/>givenName</text:p>
          <text:p text:style-name="P29">❏<text:tab/>cn</text:p>
          <text:p text:style-name="P29">❏<text:tab/>mail</text:p>
          <text:p text:style-name="P29">❏<text:tab/>sn</text:p>
          <text:p text:style-name="P26"/>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7"/>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7"/>
      <text:p text:style-name="Standard">Once added, restart the PostgreSQL database services. Then, modify the SOGo configuration to reflect your database settings :</text:p>
      <text:p text:style-name="Code"><text:soft-page-break/>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743843326" text:style-name="L16">
              <text:list-header>
                <text:p text:style-name="P42"><text:span text:style-name="Code_20__28_inline_29_">◾ sendmail</text:span> – to use /usr/sbin/sendmail</text:p>
                <text:p text:style-name="P42"><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1">◾ YES</text:p>
                <text:p text:style-name="P41">◾ NO</text:p>
                <text:p text:style-name="P43">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493933628" text:continue-numbering="true" text:style-name="L14">
              <text:list-header>
                <text:p text:style-name="P41">◾ YES</text:p>
                <text:p text:style-name="P41">◾ NO</text:p>
                <text:p text:style-name="P43">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2">Parameter used to specify which RFC the IMAP server implements with respect to ACLs. Possible values are :</text:p>
                <text:p text:style-name="P42"><text:span text:style-name="Code_20__28_inline_29_">◾ rfc2086</text:span></text:p>
              </text:list-header>
            </text:list>
            <text:p text:style-name="Table_20_Contents"><text:soft-page-break/><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1">◾ YES</text:p>
                <text:p text:style-name="P41">◾ NO</text:p>
                <text:p text:style-name="P41">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058281227" text:continue-list="list317216539" text:style-name="L16">
              <text:list-header>
                <text:p text:style-name="P4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soft-page-break/><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slapadd -l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51</meta:editing-cycles>
    <meta:editing-duration>PT08H12M47S</meta:editing-duration>
    <dc:date>2009-05-20T21:38:49</dc:date>
    <meta:document-statistic meta:table-count="8" meta:image-count="3" meta:object-count="0" meta:page-count="32" meta:paragraph-count="573" meta:word-count="5021" meta:character-count="33728"/>
    <meta:user-defined meta:name="Info 1"/>
    <meta:user-defined meta:name="Info 2"/>
    <meta:user-defined meta:name="Info 3"/>
    <meta:user-defined meta:name="Info 4"/>
  </office:meta>
</office:document-meta>
</file>